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4">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8"/>
    <style:style style:name="P96" style:family="paragraph" style:parent-style-name="Standard" style:list-style-name="L87">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7.9</text:p>
      <text:list xml:id="list8399273170571982485" text:style-name="L88">
        <text:list-item>
          <text:p text:style-name="P95">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6826619343339555759" text:style-name="L1">
        <text:list-item>
          <text:p text:style-name="P10">added visible left, top, and bottom axes to main plot (with ticks to make easier to associate timestamp with point).<text:line-break/></text:p>
        </text:list-item>
      </text:list>
      <text:p text:style-name="Standard">version 3.7.7</text:p>
      <text:list xml:id="list4277418865373964690" text:style-name="L2">
        <text:list-item>
          <text:p text:style-name="P11">if timestamps are available in the csv file, they are used as x axis labels in the main plot.<text:line-break/></text:p>
        </text:list-item>
      </text:list>
      <text:p text:style-name="Standard">version 3.7.6</text:p>
      <text:list xml:id="list2803847706264035762" text:style-name="L3">
        <text:list-item>
          <text:p text:style-name="P12">changed the way QMainWindow and Qapplication were referenced to accommodate the latest Anaconda version, which has reorganized where those modules are stored. </text:p>
          <text:p text:style-name="P12">This was causing a fatal startup error.<text:line-break/> </text:p>
        </text:list-item>
      </text:list>
      <text:p text:style-name="Standard">version 3.7.5</text:p>
      <text:list xml:id="list4950035080600770643" text:style-name="L4">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058641883909867104" text:style-name="L5">
        <text:list-item>
          <text:p text:style-name="P13">fixed issue with ‘save main plot’ that caused the graphic to sometimes be written to a previous folder rather than the current folder containing the csv file (FYI: it <text:soft-page-break/>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001611862271784737" text:style-name="L6">
        <text:list-item>
          <text:p text:style-name="P14">adds code line needed by any Mac users that are running Big Sur<text:line-break/></text:p>
        </text:list-item>
      </text:list>
      <text:p text:style-name="Standard">version 3.7.2</text:p>
      <text:list xml:id="list5675933668306490924" text:style-name="L7">
        <text:list-item>
          <text:p text:style-name="P15">fixes bug that caused all analysis attempts to 'stall'</text:p>
        </text:list-item>
      </text:list>
      <text:p text:style-name="Standard"/>
      <text:p text:style-name="Standard">version 3.7.1</text:p>
      <text:list xml:id="list6960855924910549966" text:style-name="L8">
        <text:list-item>
          <text:p text:style-name="P16">fixed a bug in the r limb angle entry<text:line-break/></text:p>
        </text:list-item>
      </text:list>
      <text:p text:style-name="Standard">version 3.7.0</text:p>
      <text:list xml:id="list8060888439793653205" text:style-name="L9">
        <text:list-item>
          <text:p text:style-name="P17">adds right-click help to ast speed label giving the equation to use if asteroid speed is not available but asteroid diameter and maximum duration are specified<text:line-break/></text:p>
        </text:list-item>
        <text:list-item>
          <text:p text:style-name="P17">adds suggestion to right-click help on penumbral fit checkbox for how to find the penumbral curve csv file that is provided for practice purposes.<text:line-break/></text:p>
        </text:list-item>
      </text:list>
      <text:p text:style-name="Standard">version 3.6.8</text:p>
      <text:list xml:id="list8427121085931389830" text:style-name="L10">
        <text:list-item>
          <text:p text:style-name="P18">adds modeling of off centerline observations to lightcurve calibration curve generation<text:line-break/></text:p>
        </text:list-item>
      </text:list>
      <text:p text:style-name="Standard">version 3.6.7</text:p>
      <text:list xml:id="list3834329809582383045" text:style-name="L11">
        <text:list-item>
          <text:p text:style-name="P19">clarified the location of the Enable Manual Timestamp Entry checkbox in the pop-up message appears when there are no timestamps in the csv file.<text:line-break/></text:p>
        </text:list-item>
      </text:list>
      <text:p text:style-name="Standard">version 3.6.6</text:p>
      <text:list xml:id="list5657240713983164952" text:style-name="L12">
        <text:list-item>
          <text:p text:style-name="P2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625684515585633463" text:style-name="L13">
        <text:list-item>
          <text:p text:style-name="P21">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001243408216829403" text:style-name="L14">
        <text:list-item>
          <text:p text:style-name="P22">version 3.6.2 would open .xlsx Report file on Mac, but not Windows. This version attempts to fix that (Windows needs a different command to open a file).<text:line-break/></text:p>
        </text:list-item>
      </text:list>
      <text:p text:style-name="Standard">version 3.6.2</text:p>
      <text:list xml:id="list6229302638092179249" text:style-name="L15">
        <text:list-item>
          <text:p text:style-name="P23"><text:soft-page-break/>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6773409993121930546" text:style-name="L16">
        <text:list-item>
          <text:p text:style-name="P24">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570826593472982600" text:style-name="L17">
        <text:list-item>
          <text:p text:style-name="P25"><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25"><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soft-pag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051359879694508739" text:style-name="L18">
        <text:list-item>
          <text:p text:style-name="P26">fixed another bug in penumbral curve fit and removed diagnostic printouts.<text:line-break/></text:p>
        </text:list-item>
      </text:list>
      <text:p text:style-name="Standard">version 3.5.8</text:p>
      <text:list xml:id="list6976889223484961198" text:style-name="L19">
        <text:list-item>
          <text:p text:style-name="P27">fixed a number of bugs in the penumbral curve fit code<text:line-break/></text:p>
        </text:list-item>
      </text:list>
      <text:p text:style-name="Standard">version 3.5.7</text:p>
      <text:list xml:id="list2849039389908414284" text:style-name="L20">
        <text:list-item>
          <text:p text:style-name="P2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892703373479609208" text:style-name="L21">
        <text:list-item>
          <text:p text:style-name="P2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223213244064344975" text:style-name="L22">
        <text:list-item>
          <text:p text:style-name="P3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642495601537380934" text:style-name="L23">
        <text:list-item>
          <text:p text:style-name="P3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163290471309949003" text:style-name="L24">
        <text:list-item>
          <text:p text:style-name="P3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3051054001358133083" text:style-name="L25">
        <text:list-item>
          <text:p text:style-name="P3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text:soft-page-break/>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876124635571637588" text:style-name="L26">
        <text:list-item>
          <text:p text:style-name="P34">Added additional references to the North American Excel Spreadsheet report in the new section of the final report that bangs on about the start-of-exposure timing convention.<text:line-break/></text:p>
        </text:list-item>
      </text:list>
      <text:p text:style-name="Standard">version 3.5.0</text:p>
      <text:list xml:id="list6855416054062835015" text:style-name="L27">
        <text:list-item>
          <text:p text:style-name="P3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5">NEW: when 'trims' have been placed, a 'write csv' process will honor those values and produce a 'trimmed' output file.<text:line-break/></text:p>
        </text:list-item>
        <text:list-item>
          <text:p text:style-name="P35">NEW: when a light curve has been 'normalized', the changed values are written to the data table where, once again, a 'write csv' process will capture the results.<text:line-break/></text:p>
        </text:list-item>
        <text:list-item>
          <text:p text:style-name="P35">Added additional reminders that the start-of-exposure timestamp/timing convention is employed.</text:p>
        </text:list-item>
      </text:list>
      <text:p text:style-name="Standard"/>
      <text:p text:style-name="Standard">version 3.4.9</text:p>
      <text:list xml:id="list8096043383408922659" text:style-name="L28">
        <text:list-item>
          <text:p text:style-name="P36">Added some explanatory language to the “Excel report” section regarding the proper interpretation of the 'false positive probability' number.<text:line-break/></text:p>
        </text:list-item>
      </text:list>
      <text:p text:style-name="Standard">version 3.4.8</text:p>
      <text:list xml:id="list7971891350756716999" text:style-name="L29">
        <text:list-item>
          <text:p text:style-name="P37">This version deals more realistically with high magDrop lightcurves by defining a 'limiting magDrop' as: <text:line-break/><text:line-break/><text:tab/>limMagDrop = 2.5 * log10( B / std(A) ) <text:line-break/><text:line-break/><text:tab/>std(A) is the noise level of A.</text:p>
          <text:p text:style-name="P3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text:soft-page-break/>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433035113747919353" text:style-name="L30">
        <text:list-item>
          <text:p text:style-name="P38">Automatically loads the correct version of Adv2<text:line-break/></text:p>
        </text:list-item>
      </text:list>
      <text:p text:style-name="Standard">version 3.4.6</text:p>
      <text:list xml:id="list2505595128100705624" text:style-name="L31">
        <text:list-item>
          <text:p text:style-name="P39">Adds AAV Version 2 file as a type that can be read (important when Do OCR check is enabled)</text:p>
        </text:list-item>
      </text:list>
      <text:p text:style-name="Standard"/>
      <text:p text:style-name="Standard">version 3.4.5</text:p>
      <text:list xml:id="list2035379728256342857" text:style-name="L32">
        <text:list-item>
          <text:p text:style-name="P40">Fixes block integration which was failing when more than 4 lightcurves were being processed.<text:line-break/></text:p>
        </text:list-item>
        <text:list-item>
          <text:p text:style-name="P40">Made use diff and Do OCR checkboxes sticky.<text:line-break/></text:p>
        </text:list-item>
      </text:list>
      <text:p text:style-name="Standard">version 3.4.4</text:p>
      <text:list xml:id="list3572187404452247708" text:style-name="L33">
        <text:list-item>
          <text:p text:style-name="P4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323815994229159369" text:style-name="L34">
        <text:list-item>
          <text:p text:style-name="P4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soft-page-break/> </text:p>
        </text:list-item>
      </text:list>
      <text:p text:style-name="Standard">version 3.4.2</text:p>
      <text:list xml:id="list4410988035154594981" text:style-name="L35">
        <text:list-item>
          <text:p text:style-name="P4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804681999527960938" text:style-name="L36">
        <text:list-item>
          <text:p text:style-name="P44">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4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4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991375809302543125" text:style-name="L37">
        <text:list-item>
          <text:p text:style-name="P4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433233915171857112" text:style-name="L38">
        <text:list-item>
          <text:p text:style-name="P46">Automatically installs cv2 if not already present. <text:s/>This package is needed for the new frame view feature.<text:line-break/></text:p>
        </text:list-item>
      </text:list>
      <text:p text:style-name="Standard">version 3.3.8</text:p>
      <text:list xml:id="list5220229577975018696" text:style-name="L39">
        <text:list-item>
          <text:p text:style-name="P47">If the video referenced in the csv file can be found, there is now an automatic display of the D and R frames relevant to calculating correct D and R times so <text:soft-page-break/>that the user can verify that timestamp OCR extracted the correct timestamp values.<text:line-break/></text:p>
        </text:list-item>
      </text:list>
      <text:p text:style-name="Standard">version 3.3.7</text:p>
      <text:list xml:id="list2201039482815187575" text:style-name="L40">
        <text:list-item>
          <text:p text:style-name="P48">A new button (View frame) with an associated spinner for entry of a frame number has been added:</text:p>
          <text:p text:style-name="P4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682531542305103310" text:style-name="L41">
        <text:list-item>
          <text:p text:style-name="P4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5350496070915964939" text:style-name="L42">
        <text:list-item>
          <text:p text:style-name="P50">To shorten the time to find 'solutions', I used the Numba JIT (just-in-time) <text:soft-page-break/>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275462717144482670" text:style-name="L43">
        <text:list-item>
          <text:p text:style-name="P5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014220031470958682" text:style-name="L44">
        <text:list-item>
          <text:p text:style-name="P5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6084722414854285832" text:style-name="L45">
        <text:list-item>
          <text:p text:style-name="P53">Changed main plot so that the scroll wheel only zooms the x axis.</text:p>
        </text:list-item>
        <text:list-item>
          <text:p text:style-name="P53">Changed lightcurve plot so that it conforms properly to 'start-of-exposure'.<text:line-break/></text:p>
        </text:list-item>
      </text:list>
      <text:p text:style-name="Standard">version 3.2.8</text:p>
      <text:list xml:id="list2362934968775731995" text:style-name="L46">
        <text:list-item>
          <text:p text:style-name="P54">Changed font size in help files --- it was fine for Mac but too big for Win10<text:line-break/></text:p>
        </text:list-item>
      </text:list>
      <text:p text:style-name="Standard">version 3.2.7</text:p>
      <text:list xml:id="list2561827047437049776" text:style-name="L47">
        <text:list-item>
          <text:p text:style-name="P5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9002918958660605427" text:style-name="L48">
        <text:list-item>
          <text:p text:style-name="P56">This is a 'cosmetic' release --- there should be NO detectable differences from version 3.2.5 in terms of functionality.</text:p>
        </text:list-item>
        <text:list-item>
          <text:p text:style-name="P56">All python files were brought into compliance with PEP 8 coding standards. <text:s/>Only I care about that.</text:p>
        </text:list-item>
        <text:list-item>
          <text:p text:style-name="P5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6">All this 'cosmetic' work is in preparation for working on PyOTE issues again.<text:line-break/> </text:p>
        </text:list-item>
      </text:list>
      <text:p text:style-name="Standard">version 3.2.5</text:p>
      <text:list xml:id="list4290164241606857079" text:style-name="L49">
        <text:list-item>
          <text:p text:style-name="P57"><text:soft-page-break/>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602857868223444192" text:style-name="L50">
        <text:list-item>
          <text:p text:style-name="P58">Modified the test for newer version to accommodate the different strings returned by pip 18.1 and pip 19.0+</text:p>
        </text:list-item>
        <text:list-item>
          <text:p text:style-name="P58">Added ability to invoke PyOTE from PyMovie with an externally supplied csv file that is automatically opened.<text:line-break/></text:p>
        </text:list-item>
      </text:list>
      <text:p text:style-name="Standard">version 3.2.3</text:p>
      <text:list xml:id="list6201850021931673873" text:style-name="L51">
        <text:list-item>
          <text:p text:style-name="P5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9">Added support for the PyMovie csv format<text:line-break/></text:p>
        </text:list-item>
      </text:list>
      <text:p text:style-name="Standard">version 3.2.1</text:p>
      <text:list xml:id="list6621689188773163301" text:style-name="L52">
        <text:list-item>
          <text:p text:style-name="P6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986587141329850022" text:style-name="L53">
        <text:list-item>
          <text:p text:style-name="P61">Changed GUI to better align text on min max edit boxes to avoid confusion.<text:line-break/></text:p>
        </text:list-item>
      </text:list>
      <text:p text:style-name="Standard">version 3.1.9</text:p>
      <text:list xml:id="list754682928510381900" text:style-name="L54">
        <text:list-item>
          <text:p text:style-name="P62">Fixed a bug in the test for a min/max solution search being constrained by a too large min value.<text:line-break/></text:p>
        </text:list-item>
      </text:list>
      <text:p text:style-name="Standard">version 3.1.8</text:p>
      <text:list xml:id="list4323663477489771864" text:style-name="L55">
        <text:list-item>
          <text:p text:style-name="P63">version 3.1.7 was released without an updated version history. <text:s/>Here is what was changed in 3.1.7:<text:line-break/></text:p>
        </text:list-item>
        <text:list-item>
          <text:p text:style-name="P63">Added the ability to write the data table that is displayed in the lower left corner of the GUI out as a csv file. <text:s/>Now, if timestamps and block integration operations are performed on the input file, those results can be preserved in a csv file.<text:line-break/><text:soft-pag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662300048726530204" text:style-name="L56">
        <text:list-item>
          <text:p text:style-name="P64">Values entered in the Manual Timestamp Entry dialog box are now 'sticky', thus making corrections easy to do without requiring re-entry of all data. </text:p>
          <text:p text:style-name="P64"><text:line-break/>Also trapped is the case where a user has entered a custom frame time but failed to click the radio button indicating that it is to be used.<text:line-break/></text:p>
        </text:list-item>
      </text:list>
      <text:p text:style-name="Standard">version 3.1.5:</text:p>
      <text:list xml:id="list1819420068879415011" text:style-name="L57">
        <text:list-item>
          <text:p text:style-name="P6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797468237377978129" text:style-name="L58">
        <text:list-item>
          <text:p text:style-name="P66">Fixed error in new dropped reading detection logic when light curve was processed in field mode.<text:line-break/></text:p>
        </text:list-item>
        <text:list-item>
          <text:p text:style-name="P66">Cleaned up some language in tooltips.<text:line-break/></text:p>
        </text:list-item>
      </text:list>
      <text:p text:style-name="Standard">version 3.1.3:</text:p>
      <text:list xml:id="list3196487155450833762" text:style-name="L59">
        <text:list-item>
          <text:p text:style-name="P6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7">Eliminated the 'entry num' column in the data matrix at the lower left of the GUI. The 'entry num' is unused and a possible source of confusion with the frame or field number for the unwary.<text:line-break/></text:p>
        </text:list-item>
        <text:list-item>
          <text:p text:style-name="P6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text:soft-page-break/>version 3.1.2:</text:p>
      <text:list xml:id="list3940965300788298553" text:style-name="L60">
        <text:list-item>
          <text:p text:style-name="P6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78596835401465677" text:style-name="L61">
        <text:list-item>
          <text:p text:style-name="P6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9">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111675462509475128" text:style-name="L62">
        <text:list-item>
          <text:p text:style-name="P7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78933965260357168" text:style-name="L63">
        <text:list-item>
          <text:p text:style-name="P7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392533624809352568" text:style-name="L64">
        <text:list-item>
          <text:p text:style-name="P72">Restored the vertical splitter between the command/plot area and the table/report area. <text:s/>Somewhere along the line this capability was accidentally <text:soft-page-break/>removed, and the lack of the splitter was not noticed. <text:s/>Now it’s back.<text:line-break/> </text:p>
        </text:list-item>
      </text:list>
      <text:p text:style-name="Standard">version 3.0.0:</text:p>
      <text:list xml:id="list6542688742573406904" text:style-name="L65">
        <text:list-item>
          <text:p text:style-name="P7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228759811269216380" text:style-name="L66">
        <text:list-item>
          <text:p text:style-name="P7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060776257413623372" text:style-name="L67">
        <text:list-item>
          <text:p text:style-name="P75">Disable the Accept integration button when user overrides an automatic block analysis with a manual block selection followed by a click on the Block integrate button.<text:line-break/></text:p>
        </text:list-item>
      </text:list>
      <text:p text:style-name="Standard">version 2.1.4:</text:p>
      <text:list xml:id="list5022856096881911825" text:style-name="L68">
        <text:list-item>
          <text:p text:style-name="P76">Corrected a bug that kept manual selection of block integration from being performed after a refusal to accept the automatic block analysis results.<text:line-break/></text:p>
        </text:list-item>
      </text:list>
      <text:p text:style-name="Standard">version 2.1.3:</text:p>
      <text:list xml:id="list6634059623831214387" text:style-name="L69">
        <text:list-item>
          <text:p text:style-name="P7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662131362888264139" text:style-name="L70">
        <text:list-item>
          <text:p text:style-name="P7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633471614536715933" text:style-name="L71">
        <text:list-item>
          <text:p text:style-name="P79">Added progress bar tracking of block integration analysis because it can take an extended amount of time to complete the analysis when the light curve has many points.<text:line-break/></text:p>
        </text:list-item>
      </text:list>
      <text:p text:style-name="Standard">version 2.1.0</text:p>
      <text:list xml:id="list852405170141740539" text:style-name="L72">
        <text:list-item>
          <text:p text:style-name="P8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640549164728652507" text:style-name="L73">
        <text:list-item>
          <text:p text:style-name="P81"><text:soft-page-break/>Made the selection of Tooltip display 'sticky'</text:p>
        </text:list-item>
        <text:list-item>
          <text:p text:style-name="P81">Duration calculation when D and R span midnight now handled correctly</text:p>
        </text:list-item>
      </text:list>
      <text:p text:style-name="Standard"/>
      <text:p text:style-name="Standard">version 2.0.8</text:p>
      <text:list xml:id="list5831171340166023395" text:style-name="L74">
        <text:list-item>
          <text:p text:style-name="P82">toolTips changed to invoke and display in a custom dialog box that can be moved and resized to better accommodate legacy displays</text:p>
        </text:list-item>
        <text:list-item>
          <text:p text:style-name="P82">Calc flash timing calculation fixed to properly deal with the non-integer frame numbers that can result from field processed csv files</text:p>
        </text:list-item>
        <text:list-item>
          <text:p text:style-name="P82">Flash timing has been verified to work with integrated light curves</text:p>
        </text:list-item>
        <text:list-item>
          <text:p text:style-name="P8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418754421031472989" text:style-name="L75">
        <text:list-item>
          <text:p text:style-name="P83">Adds a button to calculate the edge position of an LED timing flash.</text:p>
        </text:list-item>
        <text:list-item>
          <text:p text:style-name="P8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3">Adds a checkbox to force manual entry of timestamp info. <text:s/>This is useful when OCR on a VTI timed light curve has catastrophic errors. <text:s/>It is always employed when using LED flash timing.</text:p>
        </text:list-item>
      </text:list>
      <text:list xml:id="list8689696050050679137" text:style-name="L76">
        <text:list-item>
          <text:p text:style-name="P8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1182217327678103522" text:style-name="L77">
        <text:list-item>
          <text:p text:style-name="P8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750910249793531345" text:style-name="L78">
        <text:list-item>
          <text:p text:style-name="P86">files generated by pyote now contain PYOTE in the filename.<text:line-break/></text:p>
        </text:list-item>
        <text:list-item>
          <text:p text:style-name="P8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563046111033913022" text:style-name="L79">
        <text:list-item>
          <text:p text:style-name="P87"><text:soft-page-break/>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045337161646274940" text:style-name="L80">
        <text:list-item>
          <text:p text:style-name="P8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4653813466170450597" text:style-name="L81">
        <text:list-item>
          <text:p text:style-name="P8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498980803714130695" text:style-name="L82">
        <text:list-item>
          <text:p text:style-name="P90">improved handling of D and R region selection so that one cannot enter an invalid configuration --- automatic corrections/changes are applied.<text:line-break/></text:p>
        </text:list-item>
        <text:list-item>
          <text:p text:style-name="P9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291279763267004767" text:style-name="L83">
        <text:list-item>
          <text:p text:style-name="P91">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6847157911598980003" text:style-name="L84">
        <text:list-item>
          <text:p text:style-name="P9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9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text:soft-page-break/></text:p>
      <text:p text:style-name="Standard">Version 1.45</text:p>
      <text:list xml:id="list5758935587793384547" text:style-name="L85">
        <text:list-item>
          <text:p text:style-name="P9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415137050254674736" text:style-name="L86">
        <text:list-item>
          <text:p text:style-name="P9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427604464253434179" text:style-name="L87">
        <text:list-item>
          <text:p text:style-name="P9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7-25T15:56:53</dc:date>
    <meta:editing-cycles>124</meta:editing-cycles>
    <meta:editing-duration>PT22H57M43S</meta:editing-duration>
    <dc:creator>Robert Anderson</dc:creator>
    <meta:document-statistic meta:table-count="0" meta:image-count="3" meta:object-count="0" meta:page-count="18" meta:paragraph-count="237" meta:word-count="6813" meta:character-count="39803"/>
    <meta:template xlink:type="simple" xlink:actuate="onRequest" xlink:title="" xlink:href="Normal"/>
  </office:meta>
</office:document-meta>
</file>